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note">
      <style:text-properties officeooo:rsid="0563ff1c" officeooo:paragraph-rsid="0563ff1c"/>
    </style:style>
    <style:style style:name="P2" style:family="paragraph" style:parent-style-name="Footnote">
      <style:text-properties officeooo:rsid="056598b4" officeooo:paragraph-rsid="056598b4"/>
    </style:style>
    <style:style style:name="P3" style:family="paragraph" style:parent-style-name="Footnote">
      <style:text-properties officeooo:rsid="05667d21" officeooo:paragraph-rsid="05667d21"/>
    </style:style>
    <style:style style:name="P4" style:family="paragraph" style:parent-style-name="Footnote">
      <style:text-properties officeooo:rsid="056703da" officeooo:paragraph-rsid="056703da"/>
    </style:style>
    <style:style style:name="P5" style:family="paragraph" style:parent-style-name="Footnote">
      <style:text-properties officeooo:rsid="0568778d" officeooo:paragraph-rsid="0568778d"/>
    </style:style>
    <style:style style:name="P6" style:family="paragraph" style:parent-style-name="Footnote">
      <style:text-properties officeooo:rsid="056d91be" officeooo:paragraph-rsid="056d91be"/>
    </style:style>
    <style:style style:name="P7" style:family="paragraph" style:parent-style-name="Footnote">
      <style:text-properties officeooo:rsid="056f2d41" officeooo:paragraph-rsid="056f2d41"/>
    </style:style>
    <style:style style:name="P8" style:family="paragraph" style:parent-style-name="Footnote">
      <style:text-properties officeooo:rsid="056ff493" officeooo:paragraph-rsid="056ff493"/>
    </style:style>
    <style:style style:name="P9" style:family="paragraph" style:parent-style-name="Text_20_body">
      <style:paragraph-properties fo:text-align="center" style:justify-single-word="false"/>
      <style:text-properties style:font-name="Sanskrit 2003" fo:font-size="13pt" officeooo:paragraph-rsid="0019dc2b" style:font-size-asian="13pt" style:font-name-complex="Sanskrit 2003" style:font-size-complex="13pt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9dc2b" style:font-size-asian="13pt" style:font-name-complex="Sanskrit 2003" style:font-size-complex="13pt"/>
    </style:style>
    <style:style style:name="P11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officeooo:paragraph-rsid="0019dc2b" style:font-size-asian="13pt" style:font-name-complex="Sanskrit 2003" style:font-size-complex="13pt"/>
    </style:style>
    <style:style style:name="T1" style:family="text">
      <style:text-properties officeooo:rsid="0570250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61a565" style:font-weight-asian="bold" style:font-weight-complex="bold"/>
    </style:style>
    <style:style style:name="T4" style:family="text">
      <style:text-properties officeooo:rsid="0557b261"/>
    </style:style>
    <style:style style:name="T5" style:family="text">
      <style:text-properties officeooo:rsid="0561a565"/>
    </style:style>
    <style:style style:name="T6" style:family="text">
      <style:text-properties officeooo:rsid="05625400"/>
    </style:style>
    <style:style style:name="T7" style:family="text">
      <style:text-properties officeooo:rsid="0563ff1c"/>
    </style:style>
    <style:style style:name="T8" style:family="text">
      <style:text-properties officeooo:rsid="056598b4"/>
    </style:style>
    <style:style style:name="T9" style:family="text">
      <style:text-properties officeooo:rsid="05667d21"/>
    </style:style>
    <style:style style:name="T10" style:family="text">
      <style:text-properties fo:color="#000000"/>
    </style:style>
    <style:style style:name="T11" style:family="text">
      <style:text-properties fo:color="#000000" officeooo:rsid="05667d21"/>
    </style:style>
    <style:style style:name="T12" style:family="text">
      <style:text-properties fo:color="#000000" officeooo:rsid="0557b261"/>
    </style:style>
    <style:style style:name="T13" style:family="text">
      <style:text-properties fo:color="#000000" officeooo:rsid="056a4487"/>
    </style:style>
    <style:style style:name="T14" style:family="text">
      <style:text-properties fo:color="#000000" officeooo:rsid="056b160a"/>
    </style:style>
    <style:style style:name="T15" style:family="text">
      <style:text-properties fo:color="#000000" officeooo:rsid="056d91be"/>
    </style:style>
    <style:style style:name="T16" style:family="text">
      <style:text-properties fo:color="#000000" officeooo:rsid="056cb449"/>
    </style:style>
    <style:style style:name="T17" style:family="text">
      <style:text-properties fo:color="#000000" officeooo:rsid="056e94c9"/>
    </style:style>
    <style:style style:name="T18" style:family="text">
      <style:text-properties fo:color="#000000" officeooo:rsid="056f2d41"/>
    </style:style>
    <style:style style:name="T19" style:family="text">
      <style:text-properties officeooo:rsid="056703da"/>
    </style:style>
    <style:style style:name="T20" style:family="text">
      <style:text-properties officeooo:rsid="0568778d"/>
    </style:style>
    <style:style style:name="T21" style:family="text">
      <style:text-properties officeooo:rsid="056a4487"/>
    </style:style>
    <style:style style:name="T22" style:family="text">
      <style:text-properties officeooo:rsid="056d91be"/>
    </style:style>
    <style:style style:name="T23" style:family="text">
      <style:text-properties officeooo:rsid="056f2d41"/>
    </style:style>
    <style:style style:name="T24" style:family="text">
      <style:text-properties officeooo:rsid="056ff493"/>
    </style:style>
    <style:style style:name="T25" style:family="text">
      <style:text-properties officeooo:rsid="001ba612"/>
    </style:style>
    <style:style style:name="T26" style:family="text">
      <style:text-properties officeooo:rsid="001ebc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अथ एकषष्टितमोऽध्यायः । </text:p>
      <text:p text:style-name="P10"><text:span text:style-name="T3">अवभृथस्नान</text:span><text:span text:style-name="T2">द्वारप्रतिष्ठाध्वजारोहाणादिविधिः</text:span> <text:line-break/><text:span text:style-name="T4">श्री</text:span>भगवानुवाच -<text:line-break/>वक्ष<text:span text:style-name="T5">्ये</text:span> चावभृ<text:span text:style-name="T5">थ</text:span>स्नानं विष्णो<text:span text:style-name="T5">र्न</text:span>त्वेति <text:s/>होमयेत् । <text:line-break/>एकाशीतिपदे कुम्भान् <text:span text:style-name="T6">सं</text:span>स्थाप्य <text:span text:style-name="T6">स्नाप</text:span>येद्धरि<text:span text:style-name="T6">म्</text:span> ॥१<text:span text:style-name="T4">॥</text:span> <text:line-break/>पूजयेद्गन्धपुष्पाद्यैर्बलिं दत्वा गुरुं यजेत् । <text:s/><text:line-break/>द्वारप्रतिष्ठां वक्ष्यामि द्वाराधो हेम वै ददेत् ॥२<text:span text:style-name="T4">॥</text:span> <text:line-break/>अष्टभिः कलशैः स्थाप्य शाखोदुम्बरकौ गुरुः । <text:line-break/>गन्धादिभिः समभ्यर्च्य मन्त्रैर्वेदादिभिर्गुरुः ॥३<text:span text:style-name="T4">॥</text:span> <text:line-break/>कुण्डेषु होमयेद्वह्निं समि<text:span text:style-name="T6">दाज्य</text:span>तिलादिभिः । <text:line-break/>दत्वा शय्यादिक<text:span text:style-name="T6">ं चा</text:span>धो दद्यादाधारशक्तिका<text:span text:style-name="T6">म्</text:span> ॥४<text:span text:style-name="T4">॥</text:span> <text:line-break/>शाखयोर्विन्यसेन्मूले देवौ चण्डप्रचण्<text:span text:style-name="T6">ड</text:span>कौ । <text:line-break/>ऊ<text:span text:style-name="T6">र्ध्वो</text:span>दुम्बरके देवीं लक्ष्मीं सुरगणार्चिता<text:span text:style-name="T6">म्</text:span> ॥५<text:span text:style-name="T4">॥</text:span> <text:line-break/>न्यस्याभ्यर्च्य यथान्यायं श्रीसूक्तेन चतुर्मुख<text:span text:style-name="T6">म्</text:span> । <text:line-break/><text:span text:style-name="T6">हु</text:span>त्वा तु श्रीफलादीनि आचार्यादेस्तु दक्षिणा<text:span text:style-name="T6">म्</text:span> ॥६<text:span text:style-name="T4">॥</text:span> <text:line-break/>प्रतिष्ठासिद्धद्वारस्य त्वाचा<text:span text:style-name="T6">र्यः</text:span> स्थापयेद्धरि<text:span text:style-name="T6">म्</text:span> । </text:p>
      <text:p text:style-name="P10">प्रासादस्य प्रतिष्ठ<text:span text:style-name="T6">ा</text:span>न्तु हृत्प्रतिष्ठेति तां शृणु ॥७<text:span text:style-name="T4">॥</text:span> <text:line-break/>समाप्तौ शुकना<text:span text:style-name="T7">सा</text:span>या वेद्याः प्राग्दर्भमस्तके । <text:line-break/>सौवर्णं राजतं कुम्भमथवा शुक्लनि<text:span text:style-name="T7">र्मि</text:span>त<text:span text:style-name="T7">म्</text:span><text:span text:style-name="T7"><text:note text:id="ftn1" text:note-class="footnote"><text:note-citation>1</text:note-citation><text:note-body><text:p text:style-name="Footnote">शुक्लनिर्मलम्</text:p></text:note-body></text:note></text:span> ॥८<text:span text:style-name="T4">॥</text:span> <text:line-break/>अष्टरत्नौषधीधातु<text:span text:style-name="T7">बी</text:span>जलौहान्वितं शुभ<text:span text:style-name="T7">म्</text:span> । <text:line-break/>सवस्त्रपूरितं चाद्भि<text:span text:style-name="T7">र्म</text:span>ण्डले चाधिवासयेत् ॥९<text:span text:style-name="T4">॥</text:span> <text:line-break/>सपल्लवं नृसिंहेन हुत्वा सम्पातसञ्चित<text:span text:style-name="T7">म्</text:span><text:span text:style-name="T7"><text:note text:id="ftn2" text:note-class="footnote"><text:note-citation>2</text:note-citation><text:note-body><text:p text:style-name="P1">सिञ्चितम्</text:p></text:note-body></text:note></text:span> ।<text:line-break/><text:soft-page-break/>नारायणाख्यतत्त्वेन प्राणभूतं न्यसेत्ततः ॥१०<text:span text:style-name="T4">॥</text:span> <text:line-break/><text:note text:id="ftn3" text:note-class="footnote"><text:note-citation>3</text:note-citation><text:note-body><text:p text:style-name="P1">वैराजरूपं</text:p></text:note-body></text:note>वैराजभूत<text:span text:style-name="T7">ं तं</text:span> ध्यायेत्प्रासादस्य सुरेश्वर । <text:line-break/>ततः पुरुषवत्स<text:span text:style-name="T7">र्वं</text:span> प्रासादं चिन्तयेद्बुधः ॥११<text:span text:style-name="T4">॥</text:span> <text:line-break/>अधो द<text:span text:style-name="T7">त्</text:span>त्वा सुवर्णं तु तद्वद्भूतं<text:note text:id="ftn4" text:note-class="footnote"><text:note-citation>4</text:note-citation><text:note-body><text:p text:style-name="P1">तत्त्वभूतं</text:p></text:note-body></text:note> घटं न्यसेत् । <text:line-break/>गुर्वादौ दक्षिणां दद्याद्ब्राह्मणादेश्च भोजन<text:span text:style-name="T7">म्</text:span> ॥१२<text:span text:style-name="T4">॥</text:span> <text:line-break/>ततः पश्चाद्वेदिबन्धं तदूर्ध्वं कण्ठबन्धन<text:span text:style-name="T7">म्</text:span> । <text:line-break/>कण्ठोपरिष्टात्क<text:span text:style-name="T8">र्त</text:span>व्यं विमलामलसारक<text:span text:style-name="T8">म्</text:span> ॥१३<text:span text:style-name="T4">॥</text:span> <text:line-break/>तदू<text:span text:style-name="T8">र्ध्वं</text:span> <text:note text:id="ftn5" text:note-class="footnote"><text:note-citation>5</text:note-citation><text:note-body><text:p text:style-name="P2">चुबुकं, <text:span text:style-name="T9">चलकं</text:span></text:p></text:note-body></text:note>वृकलं कु<text:span text:style-name="T8">र्या</text:span>च्चक्र<text:span text:style-name="T9">ं चाऽऽ</text:span>द्यं सुदर्शन<text:span text:style-name="T8">म्</text:span> ।<text:line-break/><text:span text:style-name="T10">मू</text:span><text:span text:style-name="T11">र्तिं</text:span><text:span text:style-name="T10"> श्रीवासुदेवस्य ग्रहगुप्तां निवेदयेत् ॥१४</text:span><text:span text:style-name="T12">॥</text:span><text:span text:style-name="T10"> <text:line-break/>कलशं वा</text:span><text:span text:style-name="T11">ऽ</text:span><text:span text:style-name="T10">थ कु</text:span><text:span text:style-name="T11">र्वी</text:span><text:span text:style-name="T10">त तदू</text:span><text:span text:style-name="T11">र्ध्वं</text:span><text:span text:style-name="T10"> चक्रमुत्तम</text:span><text:span text:style-name="T11">म्</text:span><text:span text:style-name="T10"> । <text:line-break/>वेद्याश्च परितः स्थाप्या अष्टौ विघ्नेश्वरास्त्वज <text:s/>॥१५</text:span><text:span text:style-name="T12">॥</text:span><text:span text:style-name="T10"> </text:span></text:p>
      <text:p text:style-name="P11">चत्वारो वा चतु<text:span text:style-name="T9">र्दि</text:span>क्षु स्थापनीया गरुत्मतः । <text:line-break/>ध्वजारोहं <text:span text:style-name="T9">प्र</text:span>वक्ष्यामि येन भूतादि नश्यति ॥१६<text:span text:style-name="T4">॥</text:span> <text:line-break/>प्रासाद<text:span text:style-name="T26">बि</text:span>म्बद्रव्याणां यावन्तः परमाणवः ।<text:line-break/>तावद्वर्षसहस्राणि तत्क<text:span text:style-name="T9">र्ता</text:span> विष्णुलोकभाक् ॥१७<text:span text:style-name="T4">॥</text:span> <text:line-break/>कुम्भाण्डवेदि<text:span text:style-name="T9">बि</text:span>म्बानां<text:note text:id="ftn6" text:note-class="footnote"><text:note-citation>6</text:note-citation><text:note-body><text:p text:style-name="P3">कुम्भाणडवेदिद्रव्याणां</text:p></text:note-body></text:note> भ्रमणाद्वायुना<text:span text:style-name="T19">ऽ</text:span>नघ । <text:line-break/>कण्ठस्या<text:span text:style-name="T19">ऽऽ</text:span>वेष्टनाज्ज्ञेयं फलं कोटिगुणं ध्वजात् ॥१८<text:span text:style-name="T4">॥</text:span> <text:line-break/>पताकां प्रकृतिं विद्धि दण्डं पुरुषरूपिण<text:span text:style-name="T19">म्</text:span> ।<text:line-break/>प्रासाद<text:span text:style-name="T19">ो</text:span> वासुदेवस्य मू<text:span text:style-name="T19">र्तिरूपो</text:span><text:span text:style-name="T19"><text:note text:id="ftn7" text:note-class="footnote"><text:note-citation>7</text:note-citation><text:note-body><text:p text:style-name="P4">मूर्तिभूतो</text:p></text:note-body></text:note></text:span> <text:s/>निबोध मे ॥१९<text:span text:style-name="T4">॥</text:span> <text:line-break/>धारणाद्धरणीं विद्धि आकाशं <text:span text:style-name="T19">सु</text:span>षिरात्मक<text:span text:style-name="T19">म्</text:span> । <text:s/><text:line-break/><text:soft-page-break/>तेजस्तत्पावकं विद्धि वायुं स्पर्शगतं तथा ॥२०<text:span text:style-name="T4">॥</text:span> <text:line-break/>पाषाणादिष्वेव जलं पार्थिवं पृथिवीगुण<text:span text:style-name="T19">म्</text:span> । <text:s/><text:line-break/>प्रतिशब्दोद्भवं शब्दं स्पर्शं स्यात्क<text:span text:style-name="T19">र्क</text:span>शादिक<text:span text:style-name="T19">म्</text:span> ॥२१<text:span text:style-name="T4">॥</text:span> <text:line-break/>शुक्लादिकं भवेद्रूपं <text:note text:id="ftn8" text:note-class="footnote"><text:note-citation>8</text:note-citation><text:note-body><text:p text:style-name="P4">समाम्लादिदर्शकम्</text:p></text:note-body></text:note>रसमन्नादिदर्श<text:span text:style-name="T19">कम्</text:span> <text:s/>। <text:line-break/>धूपादिगन्धं गन्धन्तु वाग्भे<text:span text:style-name="T19">र्या</text:span>दिषु संस्थिता ॥२२<text:span text:style-name="T4">॥</text:span> <text:line-break/>शुकनासाश्रिता नासा बाहू <text:note text:id="ftn9" text:note-class="footnote"><text:note-citation>9</text:note-citation><text:note-body><text:p text:style-name="P5">भद्रात्मकौ</text:p></text:note-body></text:note>तद्रथकौ स्मृतौ । <text:s/><text:line-break/>शिरस्त्वण्डं निगदितं कलश<text:span text:style-name="T20">ो</text:span> मू<text:span text:style-name="T20">र्ध</text:span>ज<text:span text:style-name="T20">ाः</text:span> स्मृत<text:span text:style-name="T20">ाः</text:span>॥२३<text:span text:style-name="T4">॥</text:span> <text:line-break/>कण्ठं कण्ठमिति ज्ञेयं स्कन्ध<text:span text:style-name="T20">ं</text:span> वेदी निगद्येते । <text:s/><text:line-break/>पायूपस्थे प्रणाले तु त्वक्सुधा परिकी<text:span text:style-name="T20">र्ति</text:span>ता ॥२४<text:span text:style-name="T4">॥</text:span> <text:line-break/>मुखं द्वारं भवेदस्य प्रतिमा जीव उच्यते । <text:s/><text:line-break/>तच्छक्तिं पिण्डिकां विद्धि प्रकृतिं च तदाकृति<text:span text:style-name="T21">म्</text:span> ॥२५<text:span text:style-name="T4">॥</text:span> </text:p>
      <text:p text:style-name="P10"><text:span text:style-name="T10">निश्चलत्वञ्च गर्भो</text:span><text:span text:style-name="T13">ऽ</text:span><text:span text:style-name="T10">स्या अधिष्ठाता तु केशवः । <text:s/><text:line-break/>एवमेष हरिः साक्षात्प्रासादत्वेन संस्थितः ॥२६</text:span><text:span text:style-name="T12">॥</text:span><text:span text:style-name="T10"> <text:line-break/>जङ्घा त्वस्य शिवो ज्ञेयः स्कन्धे धाता व्यवस्थितः । <text:line-break/>ऊ</text:span><text:span text:style-name="T13">र्ध्व</text:span><text:span text:style-name="T10">भागे स्थितो विष्णुरेवं तस्य स्थितस्य हि ॥२७</text:span><text:span text:style-name="T12">॥</text:span><text:span text:style-name="T10"> <text:line-break/>प्रासादस्य प्रतिष्ठा</text:span><text:span text:style-name="T13">ं तु</text:span><text:span text:style-name="T10"> ध्वजरूपेण मे शृणु । <text:s/><text:line-break/>ध्वजं कृत्वा सुरैर्दैत्या जिताः शस्त्रादिचिह्नित</text:span><text:span text:style-name="T13">म्</text:span><text:span text:style-name="T10"> ॥२८</text:span><text:span text:style-name="T12">॥</text:span><text:span text:style-name="T10"> <text:line-break/></text:span><text:span text:style-name="T10"><text:note text:id="ftn10" text:note-class="footnote"><text:note-citation>10</text:note-citation><text:note-body><text:p text:style-name="P6">अतोर्ध्वं</text:p></text:note-body></text:note></text:span><text:span text:style-name="T10">अण्डो</text:span><text:span text:style-name="T14">र्ध</text:span><text:span text:style-name="T15">्वं</text:span><text:span text:style-name="T10"> कलशं न्यस्य तदू</text:span><text:span text:style-name="T16">र्ध्वं </text:span><text:span text:style-name="T10">विन्यसे</text:span><text:span text:style-name="T15">द्ध्व</text:span><text:span text:style-name="T10">ज</text:span><text:span text:style-name="T15">म्</text:span><text:span text:style-name="T10"> । <text:line-break/></text:span><text:span text:style-name="T15">बि</text:span><text:span text:style-name="T10">म्बा</text:span><text:span text:style-name="T15">र्ध</text:span><text:span text:style-name="T10">मानं दण्डस्य त्रिभागे</text:span><text:span text:style-name="T15">णा</text:span><text:span text:style-name="T10">थ कारयेत् ॥२९</text:span><text:span text:style-name="T12">॥</text:span><text:span text:style-name="T10"> <text:line-break/>अष्टारं द्वादशारं वा मध्ये मू</text:span><text:span text:style-name="T15">र्ति</text:span><text:span text:style-name="T10">मता</text:span><text:span text:style-name="T15">ऽ</text:span><text:span text:style-name="T10">न्वित</text:span><text:span text:style-name="T15">म्</text:span><text:span text:style-name="T10"> । <text:s/><text:line-break/>नारसिंहेन तार्क्ष्येण ध्वजदण्डस्तु नि</text:span><text:span text:style-name="T15">र्व्र</text:span><text:span text:style-name="T10">णः ॥३०</text:span><text:span text:style-name="T12">॥</text:span><text:span text:style-name="T10"> <text:line-break/></text:span><text:soft-page-break/><text:span text:style-name="T10">प्रासादस्य तु विस्तारो मानं दण्डस्य की</text:span><text:span text:style-name="T15">र्त</text:span><text:span text:style-name="T10">त</text:span><text:span text:style-name="T15">म्</text:span><text:span text:style-name="T10"> । <text:s/><text:line-break/>शिखरा</text:span><text:span text:style-name="T15">र्धे</text:span><text:span text:style-name="T10">न वा कु</text:span><text:span text:style-name="T15">र्या</text:span><text:span text:style-name="T10">त् तृतीया</text:span><text:span text:style-name="T15">र्धे</text:span><text:span text:style-name="T10">न वा पुनः ॥३१</text:span><text:span text:style-name="T12">॥</text:span><text:span text:style-name="T10"> <text:line-break/>द्वारस्य दैर्घ्याद्द्विगुणं दण्डं वा परिकल्पयेत् । <text:s/></text:span><text:line-break/>ध्वजयष्टि<text:span text:style-name="T22">र्दे</text:span>वगृहे ऐशान्यां वायवे<text:span text:style-name="T22">ऽ</text:span>थ वा ॥३२<text:span text:style-name="T4">॥</text:span> <text:line-break/>क्षौमाद्यैश्च ध्वजं कु<text:span text:style-name="T22">र्या</text:span>द्विचित्रं वैकवर्णक<text:span text:style-name="T22">म्</text:span>। <text:s/><text:line-break/>घण्टाचामरकिङ्किण्या भूषितं पापनाशन<text:span text:style-name="T22">म्</text:span> ॥३३<text:span text:style-name="T4">॥</text:span> <text:line-break/>दण्डाग्राद्धरणीं यावद्धस्तैकं<text:note text:id="ftn11" text:note-class="footnote"><text:note-citation>11</text:note-citation><text:note-body><text:p text:style-name="P6">यावद्वस्त्रैक्यं</text:p></text:note-body></text:note> विस्तरेण तु । <text:line-break/><text:span text:style-name="T10">महाध्वजः स</text:span><text:span text:style-name="T17">र्व</text:span><text:span text:style-name="T10">दः स्यात्तु</text:span><text:span text:style-name="T17">र्यां</text:span><text:span text:style-name="T10">शाद्धीनतो</text:span><text:span text:style-name="T18">ऽ</text:span><text:span text:style-name="T10">र्चितः ॥३४</text:span><text:span text:style-name="T12">॥</text:span><text:span text:style-name="T10"> <text:line-break/>ध्वजे चा</text:span><text:span text:style-name="T18">र्धे</text:span><text:span text:style-name="T10">न विज्ञेया पताका मानव</text:span><text:span text:style-name="T18">र्जि</text:span><text:span text:style-name="T10">ता । <text:line-break/>विस्त</text:span><text:span text:style-name="T18">ा</text:span><text:span text:style-name="T10">रेण ध्वजः का</text:span><text:span text:style-name="T18">र्यो</text:span><text:span text:style-name="T10"> विंशदङ्गुलसन्निभः ॥३५</text:span><text:span text:style-name="T12">॥</text:span><text:span text:style-name="T10"> <text:line-break/>अधिवासविधानेन चक्रं दण्डं ध्वजं तथा । <text:s/></text:span></text:p>
      <text:p text:style-name="P10">देववत्सकलं कृत्वा मण्डपस्नपनादिक<text:span text:style-name="T23">म्</text:span> ॥३६<text:span text:style-name="T4">॥</text:span> <text:line-break/>नेत्रोन्मीलनकं त्य<text:span text:style-name="T23">क्त्वा</text:span> पूर्वोक्तं सर्वमाचरेत् । <text:line-break/><text:note text:id="ftn12" text:note-class="footnote"><text:note-citation>12</text:note-citation><text:note-body><text:p text:style-name="P7">अधिवासयेद्विधिना</text:p></text:note-body></text:note>अधिवासयेच्च विधिना शय्यायां स्थाप्य देशिकः ॥३७<text:span text:style-name="T4">॥</text:span> <text:line-break/>ततः सहस्रशीर्षेतिसूक्तं चक्रे न्यसेद्बुधः । <text:line-break/>तथा सुदर्शनं मन्त्रं मनस्तत्त्वं निवेशयेत् ॥३८<text:span text:style-name="T4">॥</text:span> <text:line-break/>मनोरूपेण तस्यैव सजीवकरणं स्मृत<text:span text:style-name="T23">म्</text:span> । <text:s/><text:line-break/>अरेषु मू<text:span text:style-name="T23">र्त</text:span>यो न्यस्याः केशवाद्याः सुरोत्तम ॥३९<text:span text:style-name="T4">॥</text:span> <text:line-break/>नाभ्यब्जप्रतिनेमीषु न्यसेत्तत्त्वानि देशिकः । <text:line-break/>नृसिंहं विश्वरूपं वा अब्जमध्ये निवेशयेत् ॥४०<text:span text:style-name="T4">॥</text:span> <text:line-break/>सकलं विन्यसेद्दण्डे सूत्रात्मानं सजीवक<text:span text:style-name="T23">म्</text:span> । <text:line-break/>निष्कलं परमात्मानं ध्वजे ध्यायन्न्यसेद्धरि<text:span text:style-name="T23">म्</text:span> ॥४१<text:span text:style-name="T4">॥</text:span> <text:line-break/><text:soft-page-break/>तच्छक्तिं व्यापिनीं ध्यायेद् ध्वजरूपां बलाबला<text:span text:style-name="T23">म्</text:span> । <text:s/><text:line-break/>मण्ड<text:span text:style-name="T24">ले </text:span>स्थाप्य चाभ्यर्च्य होमं कुण्डेषु कारयेत् ॥४२<text:span text:style-name="T4">॥</text:span> <text:line-break/>कलशे स्वर्णकलशं न्यस्य रत्नानि पञ्च च । <text:line-break/>स्थापयेच्चक्रमन्त्रेण स्वर्णचक्रमधस्ततः <text:s/>॥४३<text:span text:style-name="T4">॥</text:span> <text:line-break/>पारदेन तु <text:note text:id="ftn13" text:note-class="footnote"><text:note-citation>13</text:note-citation><text:note-body><text:p text:style-name="P8">सम्प्राप्य</text:p></text:note-body></text:note>सम्प्लाव्य नेत्रपट्टेन <text:span text:style-name="T24">च्</text:span>छादयेत् <text:s/>। <text:s/><text:line-break/>ततो निवेशयेच्चक्रं तन्मध्ये <text:span text:style-name="T24">तु </text:span>हरिं स्मरेत् ॥४४<text:span text:style-name="T4">॥</text:span> <text:line-break/><text:span text:style-name="T24">ॐ</text:span> क्षों<text:note text:id="ftn14" text:note-class="footnote"><text:note-citation>14</text:note-citation><text:note-body><text:p text:style-name="P8">ह्यौं</text:p></text:note-body></text:note> नृसिंहाय नमः पूजयेत्स्थापयेद्धरि<text:span text:style-name="T24">म्</text:span> । <text:s/><text:line-break/>ततो ध्वजं गृहीत्वा तु यजमानः सबान्धवः ॥४५<text:span text:style-name="T4">॥</text:span> </text:p>
      <text:p text:style-name="P9">दधिभक्तयुते पात्रे ध्वजस्याग्रं निवेशयेत् । <text:s/><text:line-break/>ध्रुवाद्येन फडन्तेन ध्वजं मन्त्रेण पूजयेत् ॥४६<text:span text:style-name="T4">॥</text:span> <text:line-break/>शिरस्याधाय तत्पात्रं नाराय<text:span text:style-name="T1">ण</text:span>मनुस्मरन् । <text:line-break/>प्रदक्षिणं तु कु<text:span text:style-name="T1">र्वी</text:span>त तु<text:span text:style-name="T1">र्य</text:span>मङ्गलनिःस्वनैः ॥४७<text:span text:style-name="T4">॥</text:span> <text:line-break/>ततो निवेशये<text:span text:style-name="T1">द्</text:span>दण्डं मन्त्रेणाष्टाक्षरेण तु । <text:s/><text:line-break/>मुञ्चामि त्वेतिसूक्तेन ध्वजं मुञ्चेद्विचक्षणः ॥४८<text:span text:style-name="T4">॥</text:span> <text:line-break/>पात्रं ध्वजं कुञ्जरादि दद्यादाचा<text:span text:style-name="T1">र्य</text:span>के द्विजः । <text:s/><text:line-break/>एष साधारणः प्रोक्तो ध्वजस्या<text:span text:style-name="T1">ऽऽ</text:span>रोहणे विधिः ॥४९<text:span text:style-name="T4">॥</text:span> <text:line-break/>यस्य देवस्य यच्चिह्नं तन्मन्त्रेण स्थिरं चरेत् । <text:s/><text:line-break/>स्वर्ग<text:span text:style-name="T1">च्छेद्‌</text:span>ध्वजदानात्तु <text:span text:style-name="T1">भुवि </text:span>राजा बली भवेत् ॥५०<text:span text:style-name="T4">॥</text:span> </text:p>
      <text:p text:style-name="P9">इत्यादिमहापुराणे आग्नेये <text:span text:style-name="T1">अवभृतस्नानद्वारप्रितिष्ठा</text:span>ध्वजारोहण<text:span text:style-name="T1">विधिकथनं</text:span> नाम एकषष्टितम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9pt" officeooo:rsid="0563ff1c" style:font-size-asian="9pt" style:font-name-complex="Sanskrit 2003" style:font-family-complex="'Sanskrit 2003'" style:font-family-generic-complex="swiss" style:font-pitch-complex="variable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15:18.074319311</meta:creation-date>
    <dc:date>2017-09-05T12:37:58.711330767</dc:date>
    <meta:editing-duration>PT1M44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5" meta:paragraph-count="22" meta:word-count="567" meta:character-count="2754" meta:non-whitespace-character-count="2084"/>
  </office:meta>
</office:document-meta>
</file>